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ICI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Указатель конфигурации инструментов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Указатель конфигурации инструментов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DO-330, п.10.1.11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24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6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